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3D404536C6055AAC3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58cm" svg:height="25.929cm" svg:x="0.032cm" svg:y="0cm">
          <draw:image xlink:href="Pictures/1000000100000352000003D404536C6055AAC3A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49cm" fo:page-height="25.9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3T21:29:18.039443498</dc:date>
    <meta:editing-duration>PT2M7S</meta:editing-duration>
    <meta:editing-cycles>2</meta:editing-cycles>
    <meta:generator>LibreOffice/7.3.7.2$Linux_X86_64 LibreOffice_project/30$Build-2</meta:generator>
    <meta:document-statistic meta:object-count="1"/>
  </office:meta>
</office:document-meta>
</file>